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tyle="normal" style:font-style-asian="normal" style:font-style-complex="normal"/>
    </style:style>
    <style:style style:name="T2" style:family="text">
      <style:text-properties fo:font-style="normal" style:font-name-asian="Courier New" style:font-style-asian="normal" style:font-name-complex="Courier New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name-asian="Courier New" style:font-style-asian="italic" style:font-name-complex="Courier New" style:font-style-complex="italic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We use the chain rule to calculate the partial derivative of </text:span><text:span text:style-name="T2"><draw:frame draw:style-name="fr1" draw:name="Object53" text:anchor-type="as-char" svg:y="-0.377cm" svg:width="0.52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with respect to</text:span><text:span text:style-name="T3"><draw:frame draw:style-name="fr1" draw:name="Object54" text:anchor-type="as-char" svg:y="-0.377cm" svg:width="0.76cm" svg:height="0.53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:</text:span></text:p>
      <text:p text:style-name="P3"><text:span text:style-name="T3"><draw:frame draw:style-name="fr1" draw:name="Object55" text:anchor-type="as-char" svg:y="-0.88cm" svg:width="4.433cm" svg:height="1.61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"><text:span text:style-name="T2">As only one variable in calculating the value at a neuron depends on</text:span><text:span text:style-name="T2"><draw:frame draw:style-name="fr1" draw:name="Object56" text:anchor-type="as-char" svg:y="-0.377cm" svg:width="0.76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(</text:span><text:span text:style-name="T4">as </text:span><text:span text:style-name="T5">shown in the equation in 2.4</text:span><text:span text:style-name="T3">)</text:span><text:span text:style-name="T5"> </text:span><text:span text:style-name="T3">we can say:</text:span></text:p>
      <text:p text:style-name="P3"><text:span text:style-name="T3"><draw:frame draw:style-name="fr1" draw:name="Object57" text:anchor-type="as-char" svg:y="-0.683cm" svg:width="1.894cm" svg:height="1.124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"><text:span text:style-name="T2">The derivative of the output of the neuron</text:span><text:span text:style-name="T2"><draw:frame draw:style-name="fr1" draw:name="Object71" text:anchor-type="as-char" svg:y="-0.377cm" svg:width="0.432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with respect to its input is the </text:span><text:span text:style-name="T3">partial derivative of the activation function since we are using the sigmoid function this is:</text:span></text:p>
      <text:p text:style-name="P3"><text:span text:style-name="T3"><draw:frame draw:style-name="fr1" draw:name="Object58" text:anchor-type="as-char" svg:y="-0.683cm" svg:width="5.599cm" svg:height="1.12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3"><text:span text:style-name="T2"/></text:p>
      <text:p text:style-name="P3"><text:span text:style-name="T2">Now we need to derive for the nets output, if the neuron is in the output this is </text:span><text:span text:style-name="T3">pretty straight forward as </text:span><text:span text:style-name="T3"><draw:frame draw:style-name="fr1" draw:name="Object59" text:anchor-type="as-char" svg:y="-0.377cm" svg:width="1.215cm" svg:height="0.53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 :</text:span></text:p>
      <text:p text:style-name="P3"><text:span text:style-name="T3"><draw:frame draw:style-name="fr1" draw:name="Object60" text:anchor-type="as-char" svg:y="-0.619cm" svg:width="4.202cm" svg:height="1.06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3"><text:span text:style-name="T2">if</text:span><text:span text:style-name="T2"><draw:frame draw:style-name="fr1" draw:name="Object61" text:anchor-type="as-char" svg:y="-0.377cm" svg:width="0.432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is not in the output and is in the hidden layer there is a little bit </text:span><text:span text:style-name="T3">more to it.</text:span></text:p>
      <text:p text:style-name="P3"><text:span text:style-name="T3">Considering </text:span><text:span text:style-name="T3"><draw:frame draw:style-name="fr1" draw:name="Object62" text:anchor-type="as-char" svg:y="-0.377cm" svg:width="0.52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as a function of the inputs of all the neurons</text:span><text:span text:style-name="T3"><draw:frame draw:style-name="fr1" draw:name="Object63" text:anchor-type="as-char" svg:y="-0.377cm" svg:width="2.593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receiving input from the neuron j we derive:</text:span></text:p>
      <text:p text:style-name="P3"><text:span text:style-name="T3"><draw:frame draw:style-name="fr1" draw:name="Object64" text:anchor-type="as-char" svg:y="-0.683cm" svg:width="5.907cm" svg:height="1.124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3"><text:span text:style-name="T2">Now taking the total derivative of this with respect to</text:span><text:span text:style-name="T2"><draw:frame draw:style-name="fr1" draw:name="Object65" text:anchor-type="as-char" svg:y="-0.377cm" svg:width="0.601cm" svg:height="0.531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we get:</text:span></text:p>
      <text:p text:style-name="P3"><text:span text:style-name="T3"><draw:frame draw:style-name="fr1" draw:name="Object66" text:anchor-type="as-char" svg:y="-0.683cm" svg:width="8.229cm" svg:height="1.124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3"><text:span text:style-name="T2">Now putting everything above together we get the partial derivative of the error </text:span><text:span text:style-name="T3">with respect to the network weight :</text:span></text:p>
      <text:p text:style-name="P3"><text:span text:style-name="T3"><draw:frame draw:style-name="fr1" draw:name="Object67" text:anchor-type="as-char" svg:y="-0.619cm" svg:width="2.275cm" svg:height="1.062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2"><text:span text:style-name="T3"><draw:frame draw:style-name="fr1" draw:name="Object68" text:anchor-type="as-char" svg:y="-0.713cm" svg:width="12.007cm" svg:height="1.554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3"><text:span text:style-name="T2">now to update the weights we use a learning rate</text:span><text:span text:style-name="T2"><draw:frame draw:style-name="fr1" draw:name="Object69" text:anchor-type="as-char" svg:y="-0.215cm" svg:width="0.48cm" svg:height="0.24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"> (</text:span><text:span text:style-name="T4">for the network that was able to successfully play and finish the level a value of 0.8 was used</text:span><text:span text:style-name="T2">) and update as </text:span><text:span text:style-name="T3">follows:</text:span></text:p>
      <text:p text:style-name="P3"><text:span text:style-name="T2"><draw:frame draw:style-name="fr1" draw:name="Object70" text:anchor-type="as-char" svg:y="-0.619cm" svg:width="3.425cm" svg:height="1.062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oin murphy</meta:initial-creator>
    <meta:creation-date>2016-05-18T22:24:51.52</meta:creation-date>
    <dc:date>2016-05-18T22:25:26.47</dc:date>
    <dc:creator>eoin murphy</dc:creator>
    <meta:editing-duration>PT34S</meta:editing-duration>
    <meta:editing-cycles>2</meta:editing-cycles>
    <meta:generator>OpenOffice/4.1.1$Win32 OpenOffice.org_project/411m6$Build-9775</meta:generator>
    <meta:document-statistic meta:table-count="0" meta:image-count="0" meta:object-count="19" meta:page-count="1" meta:paragraph-count="18" meta:word-count="195" meta:character-count="1022"/>
  </office:meta>
</office:document-meta>
</file>

<file path=Object 1/content.xml><?xml version="1.0" encoding="utf-8"?>
<math xmlns="http://www.w3.org/1998/Math/MathML">
  <semantics>
    <mrow>
      <mi>E</mi>
    </mrow>
    <annotation encoding="StarMath 5.0">E</annotation>
  </semantics>
</math>
</file>

<file path=Object 10/content.xml><?xml version="1.0" encoding="utf-8"?>
<math xmlns="http://www.w3.org/1998/Math/MathML">
  <semantics>
    <mrow>
      <mi>j</mi>
    </mrow>
    <annotation encoding="StarMath 5.0">j</annotation>
  </semantics>
</math>
</file>

<file path=Object 11/content.xml><?xml version="1.0" encoding="utf-8"?>
<math xmlns="http://www.w3.org/1998/Math/MathML">
  <semantics>
    <mrow>
      <mi>E</mi>
    </mrow>
    <annotation encoding="StarMath 5.0">E</annotation>
  </semantics>
</math>
</file>

<file path=Object 12/content.xml><?xml version="1.0" encoding="utf-8"?>
<math xmlns="http://www.w3.org/1998/Math/MathML">
  <semantics>
    <mrow>
      <mrow>
        <mi>N</mi>
        <mo stretchy="false">=</mo>
        <mi>u</mi>
      </mrow>
      <mi>,</mi>
      <mi>v</mi>
      <mi>,</mi>
      <mn>....</mn>
      <mi>w</mi>
    </mrow>
    <annotation encoding="StarMath 5.0"> N = u,v,....w </annotation>
  </semantics>
</math>
</file>

<file path=Object 13/content.xml><?xml version="1.0" encoding="utf-8"?>
<math xmlns="http://www.w3.org/1998/Math/MathML">
  <semantics>
    <mrow>
      <mrow>
        <mrow>
          <mfrac>
            <mrow>
              <mo stretchy="false">∂</mo>
              <mi>E</mi>
              <mrow>
                <mo stretchy="false">(</mo>
                <mrow>
                  <msub>
                    <mi>y</mi>
                    <mi>j</mi>
                  </msub>
                </mrow>
                <mo stretchy="false">)</mo>
              </mrow>
            </mrow>
            <mrow>
              <mo stretchy="false">∂</mo>
              <msub>
                <mi>y</mi>
                <mi>j</mi>
              </msub>
            </mrow>
          </mfrac>
        </mrow>
        <mo stretchy="false">=</mo>
        <mrow>
          <mfrac>
            <mrow>
              <mo stretchy="false">∂</mo>
              <mi>E</mi>
              <mrow>
                <mo stretchy="false">(</mo>
                <mrow>
                  <msub>
                    <mi mathvariant="italic">net</mi>
                    <mi>u</mi>
                  </msub>
                  <mi>,</mi>
                  <msub>
                    <mi mathvariant="italic">net</mi>
                    <mi>v</mi>
                  </msub>
                  <mi>,</mi>
                  <mn>...</mn>
                  <msub>
                    <mi mathvariant="italic">net</mi>
                    <mi>w</mi>
                  </msub>
                </mrow>
                <mo stretchy="false">)</mo>
              </mrow>
            </mrow>
            <mrow>
              <mo stretchy="false">∂</mo>
              <msub>
                <mi>y</mi>
                <mi>j</mi>
              </msub>
            </mrow>
          </mfrac>
        </mrow>
      </mrow>
    </mrow>
    <annotation encoding="StarMath 5.0"> {{alignc partial E(y_j)} over {alignc partial y_j}} = {{alignc partial E(net_u,net_v,...net_w)} over {alignc partial y_j}}</annotation>
  </semantics>
</math>
</file>

<file path=Object 14/content.xml><?xml version="1.0" encoding="utf-8"?>
<math xmlns="http://www.w3.org/1998/Math/MathML">
  <semantics>
    <mrow>
      <msub>
        <mi>y</mi>
        <mi>j</mi>
      </msub>
    </mrow>
    <annotation encoding="StarMath 5.0">y_j</annotation>
  </semantics>
</math>
</file>

<file path=Object 15/content.xml><?xml version="1.0" encoding="utf-8"?>
<math xmlns="http://www.w3.org/1998/Math/MathML">
  <semantics>
    <mrow>
      <mrow>
        <mrow>
          <mrow>
            <mfrac>
              <mrow>
                <mo stretchy="false">∂</mo>
                <mi>E</mi>
              </mrow>
              <mrow>
                <mo stretchy="false">∂</mo>
                <msub>
                  <mi>y</mi>
                  <mi>j</mi>
                </msub>
              </mrow>
            </mfrac>
          </mrow>
          <mo stretchy="false">=</mo>
          <mrow>
            <munder>
              <mo stretchy="false">∑</mo>
              <mrow>
                <mrow>
                  <mi>n</mi>
                  <mo stretchy="false">∈</mo>
                  <mi>N</mi>
                </mrow>
              </mrow>
            </munder>
            <mrow>
              <mo stretchy="false">(</mo>
              <mrow>
                <mrow>
                  <mfrac>
                    <mrow>
                      <mo stretchy="false">∂</mo>
                      <mi>E</mi>
                    </mrow>
                    <mrow>
                      <mo stretchy="false">∂</mo>
                      <msub>
                        <mi mathvariant="italic">net</mi>
                        <mi>n</mi>
                      </msub>
                    </mrow>
                  </mfrac>
                </mrow>
                <mrow>
                  <mfrac>
                    <mrow>
                      <mo stretchy="false">∂</mo>
                      <msub>
                        <mi mathvariant="italic">net</mi>
                        <mi>n</mi>
                      </msub>
                    </mrow>
                    <mrow>
                      <mo stretchy="false">∂</mo>
                      <msub>
                        <mi>y</mi>
                        <mi>j</mi>
                      </msub>
                    </mrow>
                  </mfrac>
                </mrow>
              </mrow>
              <mo stretchy="false">)</mo>
            </mrow>
          </mrow>
        </mrow>
        <mo stretchy="false">=</mo>
        <mrow>
          <munder>
            <mo stretchy="false">∑</mo>
            <mrow>
              <mrow>
                <mi>n</mi>
                <mo stretchy="false">∈</mo>
                <mi>N</mi>
              </mrow>
            </mrow>
          </munder>
          <mrow>
            <mo stretchy="false">(</mo>
            <mrow>
              <mrow>
                <mfrac>
                  <mrow>
                    <mo stretchy="false">∂</mo>
                    <mi>E</mi>
                  </mrow>
                  <mrow>
                    <mo stretchy="false">∂</mo>
                    <msub>
                      <mi>y</mi>
                      <mi>n</mi>
                    </msub>
                  </mrow>
                </mfrac>
              </mrow>
              <mrow>
                <mfrac>
                  <mrow>
                    <mo stretchy="false">∂</mo>
                    <msub>
                      <mi>o</mi>
                      <mi>n</mi>
                    </msub>
                  </mrow>
                  <mrow>
                    <mo stretchy="false">∂</mo>
                    <msub>
                      <mi mathvariant="italic">net</mi>
                      <mi>j</mi>
                    </msub>
                  </mrow>
                </mfrac>
              </mrow>
              <msub>
                <mi>w</mi>
                <mrow>
                  <mi>j</mi>
                  <mi>n</mi>
                </mrow>
              </msub>
            </mrow>
            <mo stretchy="false">)</mo>
          </mrow>
        </mrow>
      </mrow>
    </mrow>
    <annotation encoding="StarMath 5.0"> {{alignc partial E} over {alignc partial y_j}} = sum from {n in N} ({{alignc partial E} over {alignc partial net_n}} { {alignc partial net_n} over {alignc partial y_j} } ) = sum from {n in N} ({{alignc partial E} over {alignc partial y_n}} { {alignc partial o_n} over {alignc partial net_j} } w_{j n})</annotation>
  </semantics>
</math>
</file>

<file path=Object 16/content.xml><?xml version="1.0" encoding="utf-8"?>
<math xmlns="http://www.w3.org/1998/Math/MathML">
  <semantics>
    <mrow>
      <mrow>
        <mrow>
          <mfrac>
            <mrow>
              <mo stretchy="false">∂</mo>
              <mi>E</mi>
            </mrow>
            <mrow>
              <mo stretchy="false">∂</mo>
              <msub>
                <mi>w</mi>
                <mrow>
                  <mi>i</mi>
                  <mi>j</mi>
                </mrow>
              </msub>
            </mrow>
          </mfrac>
        </mrow>
        <mo stretchy="false">=</mo>
        <msub>
          <mo stretchy="false">δ</mo>
          <mi>j</mi>
        </msub>
      </mrow>
      <msub>
        <mi>y</mi>
        <mi>j</mi>
      </msub>
    </mrow>
    <annotation encoding="StarMath 5.0">{{alignc partial E} over {alignc partial w_{i j}}} = %delta_j y_j</annotation>
  </semantics>
</math>
</file>

<file path=Object 17/content.xml><?xml version="1.0" encoding="utf-8"?>
<math xmlns="http://www.w3.org/1998/Math/MathML">
  <semantics>
    <mrow>
      <mrow>
        <msub>
          <mo stretchy="false">δ</mo>
          <mi>j</mi>
        </msub>
        <mo stretchy="false">=</mo>
        <mrow>
          <mfrac>
            <mrow>
              <mo stretchy="false">∂</mo>
              <mi>E</mi>
            </mrow>
            <mrow>
              <mo stretchy="false">∂</mo>
              <msub>
                <mi>y</mi>
                <mi>j</mi>
              </msub>
            </mrow>
          </mfrac>
        </mrow>
      </mrow>
      <mrow>
        <mrow>
          <mfrac>
            <mrow>
              <mo stretchy="false">∂</mo>
              <msub>
                <mi>y</mi>
                <mi>j</mi>
              </msub>
            </mrow>
            <mrow>
              <mo stretchy="false">∂</mo>
              <msub>
                <mi mathvariant="italic">net</mi>
                <mi>j</mi>
              </msub>
            </mrow>
          </mfrac>
        </mrow>
        <mo stretchy="false">=</mo>
        <mfenced open="{" close="}">
          <mrow>
            <mtable>
              <mtr>
                <mtd>
                  <mrow>
                    <mrow>
                      <mo stretchy="false">(</mo>
                      <mrow>
                        <mrow>
                          <msub>
                            <mi>y</mi>
                            <mi>j</mi>
                          </msub>
                          <mo stretchy="false">−</mo>
                          <msub>
                            <mi>o</mi>
                            <mi>j</mi>
                          </msub>
                        </mrow>
                      </mrow>
                      <mo stretchy="false">)</mo>
                    </mrow>
                    <msub>
                      <mi>y</mi>
                      <mi>j</mi>
                    </msub>
                    <mrow>
                      <mo stretchy="false">(</mo>
                      <mrow>
                        <mrow>
                          <mn>1</mn>
                          <mo stretchy="false">−</mo>
                          <msub>
                            <mi>y</mi>
                            <mi>j</mi>
                          </msub>
                        </mrow>
                      </mrow>
                      <mo stretchy="false">)</mo>
                    </mrow>
                    <mtext>        if </mtext>
                    <mi>j</mi>
                    <mtext> is an the output layer</mtext>
                  </mrow>
                </mtd>
              </mtr>
              <mtr>
                <mtd>
                  <mrow>
                    <mrow>
                      <mo stretchy="false">(</mo>
                      <mrow>
                        <mrow>
                          <munder>
                            <mo stretchy="false">∑</mo>
                            <mrow>
                              <mrow>
                                <mi>n</mi>
                                <mo stretchy="false">∈</mo>
                                <mi>N</mi>
                              </mrow>
                            </mrow>
                          </munder>
                          <mrow>
                            <msub>
                              <mo stretchy="false">δ</mo>
                              <mi>n</mi>
                            </msub>
                            <msub>
                              <mi>w</mi>
                              <mrow>
                                <mi>j</mi>
                                <mi>n</mi>
                              </mrow>
                            </msub>
                          </mrow>
                        </mrow>
                      </mrow>
                      <mo stretchy="false">)</mo>
                    </mrow>
                    <msub>
                      <mi>y</mi>
                      <mi>j</mi>
                    </msub>
                    <mrow>
                      <mo stretchy="false">(</mo>
                      <mrow>
                        <mrow>
                          <mn>1</mn>
                          <mo stretchy="false">−</mo>
                          <msub>
                            <mi>y</mi>
                            <mi>j</mi>
                          </msub>
                        </mrow>
                      </mrow>
                      <mo stretchy="false">)</mo>
                    </mrow>
                    <mtext>   if </mtext>
                    <mi>j</mi>
                    <mtext>is in the hiden layer</mtext>
                  </mrow>
                </mtd>
              </mtr>
            </mtable>
          </mrow>
        </mfenced>
      </mrow>
    </mrow>
    <annotation encoding="StarMath 5.0">%delta_j = { {alignc partial E} over {alignc partial y_j} } { {alignc partial y_j} over {alignc partial net_j} } = left lbrace binom{(y_j - o_j) y_j(1-y_j) "        if "j" is an the output layer"}{ (sum from {n in N}{%delta_n w_{j n}}) y_j(1-y_j) "   if "j"is in the hiden layer" }  right rbrace </annotation>
  </semantics>
</math>
</file>

<file path=Object 18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9/content.xml><?xml version="1.0" encoding="utf-8"?>
<math xmlns="http://www.w3.org/1998/Math/MathML">
  <semantics>
    <mrow>
      <msub>
        <mi>w</mi>
        <mrow>
          <mi>i</mi>
          <mi>j</mi>
        </mrow>
      </msub>
      <mrow>
        <mi mathvariant="normal">:</mi>
        <mo stretchy="false">=</mo>
        <mrow>
          <msub>
            <mi>w</mi>
            <mrow>
              <mi>i</mi>
              <mi>j</mi>
            </mrow>
          </msub>
          <mo stretchy="false">−</mo>
          <mo stretchy="false">α</mo>
        </mrow>
      </mrow>
      <mrow>
        <mfrac>
          <mrow>
            <mo stretchy="false">∂</mo>
            <mi>E</mi>
          </mrow>
          <mrow>
            <mo stretchy="false">∂</mo>
            <msub>
              <mi>w</mi>
              <mrow>
                <mi>i</mi>
                <mi>j</mi>
              </mrow>
            </msub>
          </mrow>
        </mfrac>
      </mrow>
    </mrow>
    <annotation encoding="StarMath 5.0"> w_{i j} := w_{i j} - %alpha {{alignc partial E} over {alignc partial w_{i j}}}
</annotation>
  </semantics>
</math>
</file>

<file path=Object 2/content.xml><?xml version="1.0" encoding="utf-8"?>
<math xmlns="http://www.w3.org/1998/Math/MathML">
  <semantics>
    <mrow>
      <msub>
        <mi>w</mi>
        <mrow>
          <mi>i</mi>
          <mi>j</mi>
        </mrow>
      </msub>
    </mrow>
    <annotation encoding="StarMath 5.0">w_{i j}</annotation>
  </semantics>
</math>
</file>

<file path=Object 3/content.xml><?xml version="1.0" encoding="utf-8"?>
<math xmlns="http://www.w3.org/1998/Math/MathML">
  <semantics>
    <mrow>
      <mrow>
        <mfrac>
          <mrow>
            <mo stretchy="false">∂</mo>
            <mi>E</mi>
          </mrow>
          <mrow>
            <mo stretchy="false">∂</mo>
            <msub>
              <mi>w</mi>
              <mrow>
                <mi>i</mi>
                <mi>j</mi>
              </mrow>
            </msub>
          </mrow>
        </mfrac>
        <mo stretchy="false">=</mo>
        <mrow>
          <mfrac>
            <mrow>
              <mo stretchy="false">∂</mo>
              <mi>E</mi>
            </mrow>
            <mrow>
              <mo stretchy="false">∂</mo>
              <msub>
                <mi>y</mi>
                <mi>j</mi>
              </msub>
            </mrow>
          </mfrac>
        </mrow>
      </mrow>
      <mrow>
        <mfrac>
          <mrow>
            <mo stretchy="false">∂</mo>
            <msub>
              <mi>y</mi>
              <mi>j</mi>
            </msub>
          </mrow>
          <mrow>
            <mo stretchy="false">∂</mo>
            <msub>
              <mi mathvariant="italic">net</mi>
              <mi>j</mi>
            </msub>
          </mrow>
        </mfrac>
      </mrow>
      <mrow>
        <mfrac>
          <mrow>
            <mo stretchy="false">∂</mo>
            <msub>
              <mi mathvariant="italic">net</mi>
              <mi>j</mi>
            </msub>
          </mrow>
          <mrow>
            <mo stretchy="false">∂</mo>
            <msub>
              <mi>w</mi>
              <mrow>
                <mi>i</mi>
                <mi>j</mi>
              </mrow>
            </msub>
          </mrow>
        </mfrac>
      </mrow>
    </mrow>
    <annotation encoding="StarMath 5.0">alignl {alignc partial E} over {alignc partial w_{i j}} = { {alignc partial E} over {alignc partial y_j} } { {alignc partial y_j} over {alignc partial net_j} } { {alignc partial net_j} over {alignc partial w_{i j}} } newline</annotation>
  </semantics>
</math>
</file>

<file path=Object 4/content.xml><?xml version="1.0" encoding="utf-8"?>
<math xmlns="http://www.w3.org/1998/Math/MathML">
  <semantics>
    <mrow>
      <msub>
        <mi>w</mi>
        <mrow>
          <mi>i</mi>
          <mi>j</mi>
        </mrow>
      </msub>
    </mrow>
    <annotation encoding="StarMath 5.0">w_{i j}</annotation>
  </semantics>
</math>
</file>

<file path=Object 5/content.xml><?xml version="1.0" encoding="utf-8"?>
<math xmlns="http://www.w3.org/1998/Math/MathML">
  <semantics>
    <mrow>
      <mrow>
        <mrow>
          <mfrac>
            <mrow>
              <mo stretchy="false">∂</mo>
              <msub>
                <mi mathvariant="italic">net</mi>
                <mi>i</mi>
              </msub>
            </mrow>
            <mrow>
              <mo stretchy="false">∂</mo>
              <msub>
                <mi>w</mi>
                <mrow>
                  <mi>i</mi>
                  <mi>j</mi>
                </mrow>
              </msub>
            </mrow>
          </mfrac>
        </mrow>
        <mo stretchy="false">=</mo>
        <msub>
          <mi>y</mi>
          <mi>i</mi>
        </msub>
      </mrow>
    </mrow>
    <annotation encoding="StarMath 5.0">{{alignc partial net_i}over{alignc partial w_{i j}}} = y_i</annotation>
  </semantics>
</math>
</file>

<file path=Object 6/content.xml><?xml version="1.0" encoding="utf-8"?>
<math xmlns="http://www.w3.org/1998/Math/MathML">
  <semantics>
    <mrow>
      <mi>j</mi>
    </mrow>
    <annotation encoding="StarMath 5.0">j</annotation>
  </semantics>
</math>
</file>

<file path=Object 7/content.xml><?xml version="1.0" encoding="utf-8"?>
<math xmlns="http://www.w3.org/1998/Math/MathML">
  <semantics>
    <mrow>
      <mrow>
        <mrow>
          <mfrac>
            <mrow>
              <mo stretchy="false">∂</mo>
              <msub>
                <mi>y</mi>
                <mi>j</mi>
              </msub>
            </mrow>
            <mrow>
              <mo stretchy="false">∂</mo>
              <msub>
                <mi mathvariant="italic">net</mi>
                <mi>j</mi>
              </msub>
            </mrow>
          </mfrac>
        </mrow>
        <mo stretchy="false">=</mo>
        <mi>sig</mi>
      </mrow>
      <mrow>
        <mo stretchy="false">(</mo>
        <mrow>
          <msub>
            <mi mathvariant="italic">net</mi>
            <mi>j</mi>
          </msub>
        </mrow>
        <mo stretchy="false">)</mo>
      </mrow>
      <mrow>
        <mo stretchy="false">(</mo>
        <mrow>
          <mrow>
            <mn>1</mn>
            <mo stretchy="false">−</mo>
            <mi>sig</mi>
          </mrow>
          <mrow>
            <mo stretchy="false">(</mo>
            <mrow>
              <msub>
                <mi mathvariant="italic">net</mi>
                <mi>j</mi>
              </msub>
            </mrow>
            <mo stretchy="false">)</mo>
          </mrow>
        </mrow>
        <mo stretchy="false">)</mo>
      </mrow>
    </mrow>
    <annotation encoding="StarMath 5.0">{{alignc partial y_j} over {alignc partial net_j}} = func sig(net_j)(1 - func sig(net_j))</annotation>
  </semantics>
</math>
</file>

<file path=Object 8/content.xml><?xml version="1.0" encoding="utf-8"?>
<math xmlns="http://www.w3.org/1998/Math/MathML">
  <semantics>
    <mrow>
      <mrow>
        <msub>
          <mi>y</mi>
          <mi>j</mi>
        </msub>
        <mo stretchy="false">=</mo>
        <mi>y</mi>
      </mrow>
    </mrow>
    <annotation encoding="StarMath 5.0">y_j = y</annotation>
  </semantics>
</math>
</file>

<file path=Object 9/content.xml><?xml version="1.0" encoding="utf-8"?>
<math xmlns="http://www.w3.org/1998/Math/MathML">
  <semantics>
    <mrow>
      <mrow>
        <mfrac>
          <mrow>
            <mo stretchy="false">∂</mo>
            <mi>E</mi>
          </mrow>
          <mrow>
            <mo stretchy="false">∂</mo>
            <msub>
              <mi>y</mi>
              <mrow>
                <mi>i</mi>
              </mrow>
            </msub>
          </mrow>
        </mfrac>
        <mo stretchy="false">=</mo>
        <mfrac>
          <mrow>
            <mn>1</mn>
          </mrow>
          <mrow>
            <mn>2</mn>
          </mrow>
        </mfrac>
      </mrow>
      <mn>2</mn>
      <mrow>
        <mrow>
          <mo stretchy="false">(</mo>
          <mrow>
            <mrow>
              <mi>y</mi>
              <mo stretchy="false">−</mo>
              <mi>o</mi>
            </mrow>
          </mrow>
          <mo stretchy="false">)</mo>
        </mrow>
        <mo stretchy="false">=</mo>
        <mrow>
          <mi>y</mi>
          <mo stretchy="false">−</mo>
          <mi>o</mi>
        </mrow>
      </mrow>
    </mrow>
    <annotation encoding="StarMath 5.0">{partial E}over {partial y_{i}} = {1}over{2}2(y - o)= y-o </annotation>
  </semantics>
</math>
</file>